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</style:style>
    <style:style style:name="P7" style:family="paragraph">
      <loext:graphic-properties draw:fill="none" draw:fill-color="#ffffff"/>
      <style:text-properties style:font-name="Segoe UI1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 Semibold" fo:font-size="20pt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892cm" svg:height="3.063cm" svg:x="1.524cm" svg:y="0.762cm">
          <draw:text-box>
            <text:p text:style-name="P1"><text:span text:style-name="T1">Hymn #737</text:span></text:p>
            <text:p text:style-name="P1"><text:span text:style-name="T2">“</text:span><text:span text:style-name="T2">Rejoice, My Heart, Be Glad and Sing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office:forms form:automatic-focus="false" form:apply-design-mode="false"/>
        <draw:frame draw:style-name="gr3" draw:text-style-name="P4" draw:layer="layout" svg:width="24.892cm" svg:height="7.011cm" svg:x="1.524cm" svg:y="1.016cm">
          <draw:text-box>
            <text:p text:style-name="P1"><text:span text:style-name="T3">1. </text:span><text:span text:style-name="T4">Rejoice, my heart, be glad and sing,</text:span><text:span text:style-name="T4"><text:line-break/></text:span><text:span text:style-name="T4">A cheerful trust maintain;</text:span><text:span text:style-name="T4"><text:line-break/></text:span><text:span text:style-name="T4">For God, the source of ev’rything,</text:span><text:span text:style-name="T4"><text:line-break/></text:span><text:span text:style-name="T4">Your portion shall remai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office:forms form:automatic-focus="false" form:apply-design-mode="false"/>
        <draw:frame draw:style-name="gr3" draw:text-style-name="P5" draw:layer="layout" svg:width="24.384cm" svg:height="7.011cm" svg:x="1.524cm" svg:y="1.016cm">
          <draw:text-box>
            <text:p text:style-name="P1"><text:span text:style-name="T3">2. </text:span><text:span text:style-name="T4">He is your treasure, He your joy,</text:span><text:span text:style-name="T4"><text:line-break/></text:span><text:span text:style-name="T4">Your life and light and Lord,</text:span><text:span text:style-name="T4"><text:line-break/></text:span><text:span text:style-name="T4">Your counselor when doubts annoy,</text:span><text:span text:style-name="T4"><text:line-break/></text:span><text:span text:style-name="T4">Your shield and great rewar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office:forms form:automatic-focus="false" form:apply-design-mode="false"/>
        <draw:frame draw:style-name="gr3" draw:text-style-name="P4" draw:layer="layout" svg:width="24.892cm" svg:height="7.011cm" svg:x="1.524cm" svg:y="1.016cm">
          <draw:text-box>
            <text:p text:style-name="P1"><text:span text:style-name="T3">3. </text:span><text:span text:style-name="T4">Why spend the day in blank despair,</text:span></text:p>
            <text:p text:style-name="P6"><text:span text:style-name="T4">In restless thought the night?</text:span></text:p>
            <text:p text:style-name="P6"><text:span text:style-name="T4">On your Creator cast your care;</text:span></text:p>
            <text:p text:style-name="P6"><text:span text:style-name="T4">He makes your burdens ligh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office:forms form:automatic-focus="false" form:apply-design-mode="false"/>
        <draw:frame draw:style-name="gr3" draw:text-style-name="P7" draw:layer="layout" svg:width="24.892cm" svg:height="7.011cm" svg:x="1.524cm" svg:y="1.016cm">
          <draw:text-box>
            <text:p text:style-name="P6"><text:span text:style-name="T3">4. </text:span><text:span text:style-name="T4">Did not His love and truth and pow’r</text:span></text:p>
            <text:p text:style-name="P6"><text:span text:style-name="T4">Guard ev’ry childhood day?</text:span></text:p>
            <text:p text:style-name="P6"><text:span text:style-name="T4">And did He not in threat’ning hour</text:span></text:p>
            <text:p text:style-name="P6"><text:span text:style-name="T4">Turn dreaded ills away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office:forms form:automatic-focus="false" form:apply-design-mode="false"/>
        <draw:frame draw:style-name="gr3" draw:text-style-name="P8" draw:layer="layout" svg:width="24.892cm" svg:height="7.011cm" svg:x="1.524cm" svg:y="1.016cm">
          <draw:text-box>
            <text:p text:style-name="P6"><text:span text:style-name="T3">5. </text:span><text:span text:style-name="T4">He only will with patience chide,</text:span></text:p>
            <text:p text:style-name="P6"><text:span text:style-name="T4">His rod falls gently down;</text:span></text:p>
            <text:p text:style-name="P6"><text:span text:style-name="T4">And all your sins He casts aside</text:span></text:p>
            <text:p text:style-name="P6"><text:span text:style-name="T4">In ocean depths to drow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>
        <office:forms form:automatic-focus="false" form:apply-design-mode="false"/>
        <draw:frame draw:style-name="gr3" draw:text-style-name="P2" draw:layer="layout" svg:width="24.638cm" svg:height="7.011cm" svg:x="1.524cm" svg:y="1.016cm">
          <draw:text-box>
            <text:p text:style-name="P6"><text:span text:style-name="T3">6. </text:span><text:span text:style-name="T4">His wisdom never plans in vain</text:span></text:p>
            <text:p text:style-name="P6"><text:span text:style-name="T4">Nor falters nor mistakes.</text:span></text:p>
            <text:p text:style-name="P6"><text:span text:style-name="T4">All that His counsels may ordain</text:span></text:p>
            <text:p text:style-name="P6"><text:span text:style-name="T4">A blessèd ending mak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>
        <office:forms form:automatic-focus="false" form:apply-design-mode="false"/>
        <draw:frame draw:style-name="gr4" draw:text-style-name="P2" draw:layer="layout" svg:width="24.638cm" svg:height="10.771cm" svg:x="1.524cm" svg:y="1.016cm">
          <draw:text-box>
            <text:p text:style-name="P6"><text:span text:style-name="T3">7. </text:span><text:span text:style-name="T4">Upon your lips, then, lay your hand,</text:span></text:p>
            <text:p text:style-name="P6"><text:span text:style-name="T4">And trust His guiding love;</text:span></text:p>
            <text:p text:style-name="P6"><text:span text:style-name="T4">Then like a rock your peace shall stand</text:span></text:p>
            <text:p text:style-name="P6"><text:span text:style-name="T4">Here and in heav’n above.</text:span></text:p>
            <text:p text:style-name="P9"><text:span text:style-name="T5"><text:line-break/></text:span><text:span text:style-name="T5"/></text:p>
            <text:p text:style-name="P9"><text:span text:style-name="T5"/></text:p>
            <text:p text:style-name="P9"><text:span text:style-name="T5"><text:s text:c="12"/></text:span><text:span text:style-name="T5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7:43:19.300000000</meta:creation-date>
    <dc:title>bluwht blank</dc:title>
    <meta:editing-duration>PT6M43S</meta:editing-duration>
    <meta:editing-cycles>4</meta:editing-cycles>
    <meta:generator>LibreOffice/6.1.3.2$Windows_X86_64 LibreOffice_project/86daf60bf00efa86ad547e59e09d6bb77c699acb</meta:generator>
    <dc:date>2019-01-16T13:45:51.948000000</dc:date>
    <meta:document-statistic meta:object-count="152"/>
  </office:meta>
</office:document-meta>
</file>